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43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43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43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43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43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43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43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43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43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43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43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43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43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43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43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43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43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iel Emil Lunar Sanch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1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709260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anny Javier Lunar Reng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8158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9.64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4" meta:non-whitespace-character-count="996"/>
    <meta:template xlink:type="simple" xlink:actuate="onRequest" xlink:title="Normal" xlink:href=""/>
  </office:meta>
</office:document-meta>
</file>